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
around these parts if we just market this
continent a little better and get some tourism
go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